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9D0000048F1FE3B392C6844F5F.png" manifest:media-type="image/png"/>
  <manifest:file-entry manifest:full-path="Pictures/10000201000001E70000048E6FD24C362974B1C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marker-start="Arrow" draw:marker-start-width="0.203cm" draw:marker-end="Arrow" draw:marker-end-width="0.203cm" draw:textarea-vertical-align="middle"/>
    </style:style>
    <style:style style:name="gr3" style:family="graphic" style:parent-style-name="objectwithoutfill">
      <style:graphic-properties draw:fill="solid" draw:textarea-vertical-align="middle"/>
    </style:style>
    <style:style style:name="gr4" style:family="graphic" style:parent-style-name="standard">
      <style:graphic-properties draw:stroke="none" draw:stroke-dash="Dashed_20__28_var_29__20_4" svg:stroke-width="0cm" draw:stroke-linejoin="none" svg:stroke-linecap="butt" draw:fill="solid" draw:fill-color="#000000" draw:textarea-horizontal-align="center" draw:textarea-vertical-align="middle"/>
    </style:style>
    <style:style style:name="gr5" style:family="graphic" style:parent-style-name="standard">
      <style:graphic-properties svg:stroke-width="0.102cm" draw:marker-start="Arrow" draw:marker-start-width="0.356cm" draw:marker-end="Arrow" draw:marker-end-width="0.356cm" draw:textarea-vertical-align="middle" fo:padding-top="0.176cm" fo:padding-bottom="0.176cm" fo:padding-left="0.301cm" fo:padding-right="0.301cm"/>
    </style:style>
    <style:style style:name="gr6" style:family="graphic" style:parent-style-name="standard">
      <style:graphic-properties svg:stroke-width="0.102cm" svg:stroke-color="#4f009e" draw:marker-start-width="0.356cm" draw:marker-end-width="0.356cm" draw:fill="none" draw:textarea-horizontal-align="justify" draw:textarea-vertical-align="middle" draw:auto-grow-height="false" fo:min-height="1.196cm" fo:min-width="3.704cm" fo:padding-top="0.176cm" fo:padding-bottom="0.176cm" fo:padding-left="0.301cm" fo:padding-right="0.301cm"/>
    </style:style>
    <style:style style:name="gr7" style:family="graphic" style:parent-style-name="objectwithoutfill">
      <style:graphic-properties draw:marker-end="Arrow" draw:marker-end-width="0.3cm" draw:fill="solid" draw:textarea-vertical-align="middle"/>
    </style:style>
    <style:style style:name="gr8" style:family="graphic" style:parent-style-name="standard">
      <style:graphic-properties draw:stroke="none" draw:stroke-dash="Dashed_20__28_var_29__20_4" svg:stroke-width="0cm" draw:stroke-linejoin="none" svg:stroke-linecap="butt" draw:fill="solid" draw:fill-color="#ff0000" draw:textarea-horizontal-align="center" draw:textarea-vertical-align="middle"/>
    </style:style>
    <style:style style:name="gr9" style:family="graphic" style:parent-style-name="standard">
      <style:graphic-properties svg:stroke-width="0.102cm" svg:stroke-color="#4f009e" draw:marker-start-width="0.356cm" draw:marker-end-width="0.356cm" draw:fill="none" draw:textarea-horizontal-align="justify" draw:textarea-vertical-align="middle" draw:auto-grow-height="false" fo:min-height="0.546cm" fo:min-width="1.87cm" fo:padding-top="0.176cm" fo:padding-bottom="0.176cm" fo:padding-left="0.301cm" fo:padding-right="0.301cm"/>
    </style:style>
    <style:style style:name="gr10" style:family="graphic">
      <style:graphic-properties style:protect="size"/>
    </style:style>
    <style:style style:name="gr11" style:family="graphic" style:parent-style-name="standard">
      <style:graphic-properties svg:stroke-width="0.102cm" svg:stroke-color="#4f009e" draw:marker-start-width="0.356cm" draw:marker-end-width="0.356cm" draw:fill="none" draw:textarea-horizontal-align="justify" draw:textarea-vertical-align="middle" draw:auto-grow-height="false" fo:min-height="0.885cm" fo:min-width="3.117cm" fo:padding-top="0.176cm" fo:padding-bottom="0.176cm" fo:padding-left="0.301cm" fo:padding-right="0.301cm"/>
    </style:style>
    <style:style style:name="gr12" style:family="graphic" style:parent-style-name="standard">
      <style:graphic-properties svg:stroke-width="0.102cm" svg:stroke-color="#4f009e" draw:marker-start-width="0.356cm" draw:marker-end-width="0.356cm" draw:fill="none" draw:textarea-horizontal-align="justify" draw:textarea-vertical-align="middle" draw:auto-grow-height="false" fo:min-height="0.333cm" fo:min-width="1.552cm" fo:padding-top="0.176cm" fo:padding-bottom="0.176cm" fo:padding-left="0.301cm" fo:padding-right="0.301cm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solid" draw:fill-color="#000000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ff0000"/>
      <style:paragraph-properties fo:text-align="center"/>
    </style:style>
    <style:style style:name="P6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1">
        <draw:frame draw:style-name="gr1" draw:text-style-name="P1" draw:layer="layout" svg:width="6.258cm" svg:height="14.986cm" svg:x="2.166cm" svg:y="1.754cm">
          <draw:image xlink:href="Pictures/10000201000001E70000048E6FD24C362974B1C4.png" xlink:type="simple" xlink:show="embed" xlink:actuate="onLoad" loext:mime-type="image/png">
            <text:p/>
          </draw:image>
        </draw:frame>
        <draw:line draw:style-name="gr2" draw:text-style-name="P1" draw:layer="layout" svg:x1="9.04cm" svg:y1="16.232cm" svg:x2="9.04cm" svg:y2="14.962cm">
          <text:p/>
        </draw:line>
        <draw:line draw:style-name="gr2" draw:text-style-name="P1" draw:layer="layout" svg:x1="9.04cm" svg:y1="14.962cm" svg:x2="9.04cm" svg:y2="10.644cm">
          <text:p/>
        </draw:line>
        <draw:line draw:style-name="gr2" draw:text-style-name="P1" draw:layer="layout" svg:x1="9.04cm" svg:y1="10.644cm" svg:x2="9.04cm" svg:y2="6.58cm">
          <text:p/>
        </draw:line>
        <draw:line draw:style-name="gr2" draw:text-style-name="P1" draw:layer="layout" svg:x1="9.04cm" svg:y1="6.58cm" svg:x2="9.04cm" svg:y2="3.278cm">
          <text:p/>
        </draw:line>
        <draw:line draw:style-name="gr3" draw:text-style-name="P2" draw:layer="layout" svg:x1="7.154cm" svg:y1="6.58cm" svg:x2="9.14cm" svg:y2="6.58cm">
          <text:p/>
        </draw:line>
        <draw:line draw:style-name="gr3" draw:text-style-name="P2" draw:layer="layout" svg:x1="7.662cm" svg:y1="10.644cm" svg:x2="9.14cm" svg:y2="10.644cm">
          <text:p/>
        </draw:line>
        <draw:line draw:style-name="gr3" draw:text-style-name="P2" draw:layer="layout" svg:x1="8.07cm" svg:y1="14.962cm" svg:x2="9.04cm" svg:y2="14.962cm">
          <text:p/>
        </draw:line>
        <draw:line draw:style-name="gr3" draw:text-style-name="P2" draw:layer="layout" svg:x1="8.324cm" svg:y1="15.978cm" svg:x2="9.04cm" svg:y2="15.978cm">
          <text:p/>
        </draw:line>
        <draw:g>
          <svg:title>TexMaths</svg:title>
          <svg:desc>14§display§L_{OSG}§svg§600§TRUE§</svg:desc>
          <draw:g>
            <draw:path draw:style-name="gr4" draw:text-style-name="P3" draw:layer="layout" svg:width="0.295cm" svg:height="0.332cm" svg:x="9.437cm" svg:y="15.31cm" svg:viewBox="0 0 296 333" svg:d="M164 38c5-17 7-23 53-23 14 0 18 0 18-9 0-6-6-6-8-6-16 0-56 1-73 1-14 0-51-1-65-1-4 0-9 0-9 10 0 5 4 5 14 5 1 0 9 0 18 2 10 0 14 1 14 7 0 2-2 4-3 9-22 88-44 175-66 263-4 19-5 23-44 23-9 0-13 0-13 10 0 4 4 4 13 4 76 0 152 0 227 0 12 0 13 0 16-8 12-35 25-70 38-105 2-5 1-4 2-7 0-2 0-5-5-5s-6 3-9 10c-16 46-39 101-123 101-15 0-30 0-46 0-7 0-8 0-11-1-6 0-7-1-7-4 0-2 0-3 3-11 22-89 44-177 66-265z">
              <text:p/>
            </draw:path>
            <draw:path draw:style-name="gr4" draw:text-style-name="P3" draw:layer="layout" svg:width="0.26cm" svg:height="0.246cm" svg:x="9.775cm" svg:y="15.477cm" svg:viewBox="0 0 261 247" svg:d="M261 95c0-55-39-95-100-95-81 0-161 75-161 153 0 55 41 94 99 94 83 0 162-75 162-152zM102 236c-36 0-67-25-67-76 0-18 6-67 36-104 24-30 58-46 87-46 36 0 70 23 70 72 0 25-11 76-43 112-24 28-55 42-83 42z">
              <text:p/>
            </draw:path>
            <draw:path draw:style-name="gr4" draw:text-style-name="P3" draw:layer="layout" svg:width="0.217cm" svg:height="0.246cm" svg:x="10.086cm" svg:y="15.477cm" svg:viewBox="0 0 218 247" svg:d="M218 4c0-1 0-4-4-4-1 0-3 0-7 4-6 7-11 13-17 20-12-18-35-24-56-24-47 0-91 39-91 78 0 4 2 18 12 31 12 14 25 16 47 22 7 1 25 6 29 7 12 3 33 10 33 36 0 28-30 60-69 60-29 0-66-11-66-49 0-2 0-11 2-16 0-2 0-2 0-3 0-4-4-4-6-4-4 0-4 1-5 7-6 22-13 45-19 68 0 1-1 4-1 6 0 1 1 4 6 4 1 0 2 0 7-6 2-4 12-14 16-18 19 20 45 24 65 24 53 0 95-45 95-85 0-16-7-30-14-37-13-12-18-13-62-23-7-3-19-6-22-6-9-4-22-12-22-32 0-26 30-54 65-54 38 0 56 21 56 54 0 4-1 11-1 15 0 5 3 5 5 5 5 0 6-2 7-7 6-24 12-49 17-73z">
              <text:p/>
            </draw:path>
            <draw:path draw:style-name="gr4" draw:text-style-name="P3" draw:layer="layout" svg:width="0.265cm" svg:height="0.246cm" svg:x="10.344cm" svg:y="15.477cm" svg:viewBox="0 0 266 247" svg:d="M266 4c0-1-2-4-5-4-2 0-4 0-7 4-8 9-16 17-25 25-2-4-22-29-64-29-84 0-165 73-165 151 0 53 41 96 106 96 31 0 63-9 80-28 4 8 13 21 17 21s4-2 5-9c3-8 5-17 7-26 2-7 7-27 7-31 5-15 6-16 25-16 3 0 7 0 7-7 0-5-1-6-4-6-11 0-26 1-37 1-9 0-21 0-30 0-8 0-18-1-26-1-3 0-7 0-7 8 0 5 2 5 11 5 7 0 14 0 21 1 10 0 11 1 11 6 0 1 0 2-3 11s-5 25-7 28c-11 20-42 30-70 30-33 0-78-16-78-74 0-36 17-82 42-108 35-35 73-41 92-41 39 0 63 29 63 67 0 10-1 13-1 14 0 6 4 6 5 6 6 0 6-2 9-9 7-28 14-56 21-85z">
              <text:p/>
            </draw:path>
          </draw:g>
        </draw:g>
        <draw:g>
          <svg:title>TexMaths</svg:title>
          <svg:desc>14§display§H_1§svg§600§TRUE§</svg:desc>
          <draw:g>
            <draw:path draw:style-name="gr4" draw:text-style-name="P3" draw:layer="layout" svg:width="0.411cm" svg:height="0.332cm" svg:x="9.437cm" svg:y="12.771cm" svg:viewBox="0 0 412 333" svg:d="M355 38c4-18 5-23 40-23 13 0 17 0 17-9 0-6-6-6-7-6-14 0-49 1-63 1s-49-1-63-1c-4 0-10 0-10 10 0 5 6 5 14 5 2 0 12 0 20 2 8 0 13 1 13 7 0 2 0 2-2 9-10 40-19 79-29 119-50 0-100 0-150 0 10-38 19-76 28-114 5-18 6-23 42-23 13 0 17 0 17-9 0-6-6-6-7-6-14 0-49 1-63 1s-49-1-63-1c-4 0-9 0-9 10 0 5 4 5 14 5 6 1 9 0 18 2 8 0 14 1 14 7 0 2-2 4-3 9-22 88-44 175-66 262-4 20-5 24-44 24-9 0-13 0-13 10 0 4 6 4 7 4 13 0 47-1 61-1 12 0 21 1 33 1 9 0 20 0 30 0 4 0 10 0 10-10 0-4-4-4-13-4-18 0-32 0-32-10 0-2 2-5 2-8 11-45 22-89 33-134 50 0 100 0 150 0-21 81-32 128-34 135-5 16-15 17-45 17-8 0-12 0-12 10 0 4 5 4 7 4 14 0 49-1 63-1 9 0 21 1 30 1 12 0 23 0 32 0 5 0 10 0 10-10 0-4-4-4-14-4-18 0-32 0-32-10 0-2 2-5 2-8 22-88 44-176 67-263z">
              <text:p/>
            </draw:path>
            <draw:path draw:style-name="gr4" draw:text-style-name="P3" draw:layer="layout" svg:width="0.123cm" svg:height="0.226cm" svg:x="9.863cm" svg:y="12.951cm" svg:viewBox="0 0 124 227" svg:d="M77 10c0-10 0-10-10-10-22 22-53 22-67 22 0 4 0 9 0 13 7 0 31 0 49-10 0 58 0 116 0 174 0 11 0 16-34 16-4 0-9 0-14 0 0 4 0 8 0 12 7 0 49-1 62-1 11 0 54 1 61 1 0-4 0-8 0-12-4 0-8 0-12 0-35 0-35-5-35-16 0-63 0-126 0-189z">
              <text:p/>
            </draw:path>
          </draw:g>
        </draw:g>
        <draw:g>
          <svg:title>TexMaths</svg:title>
          <svg:desc>14§display§L§svg§600§TRUE§</svg:desc>
          <draw:g>
            <draw:path draw:style-name="gr4" draw:text-style-name="P3" draw:layer="layout" svg:width="0.293cm" svg:height="0.332cm" svg:x="1.26cm" svg:y="8.461cm" svg:viewBox="0 0 294 333" svg:d="M163 38c4-17 6-23 52-23 14 0 18 0 18-9 0-6-6-6-7-6-17 0-57 1-73 1-15 0-50-1-65-1-3 0-9 0-9 10 0 5 5 5 13 5 1 0 11 0 20 2 8 0 12 1 12 7 0 2 0 4-1 9-22 88-44 175-66 262-5 18-5 23-44 23-9 0-13 0-13 9 0 6 4 6 13 6 75 0 150 0 225 0 13 0 13 0 16-8 13-36 26-71 39-106 1-4 1-4 1-6 0-3-1-5-5-5-5 0-6 1-9 9-17 45-37 101-122 101-16 0-31 0-46 0-7 0-7 0-12 0-4-2-5-2-5-6 0-1 0-1 3-11 21-88 43-176 65-263z">
              <text:p/>
            </draw:path>
          </draw:g>
        </draw:g>
        <draw:g>
          <svg:title>TexMaths</svg:title>
          <svg:desc>14§display§H_3§svg§600§TRUE§</svg:desc>
          <draw:g>
            <draw:path draw:style-name="gr4" draw:text-style-name="P3" draw:layer="layout" svg:width="0.411cm" svg:height="0.332cm" svg:x="9.363cm" svg:y="4.907cm" svg:viewBox="0 0 412 333" svg:d="M355 38c4-18 5-23 40-23 13 0 17 0 17-9 0-6-6-6-7-6-14 0-49 1-63 1s-49-1-63-1c-4 0-10 0-10 10 0 5 6 5 14 5 2 0 12 0 20 2 8 0 13 1 13 7 0 2 0 2-2 9-10 40-19 79-29 119-50 0-100 0-150 0 10-38 19-76 28-114 5-18 6-23 42-23 13 0 17 0 17-9 0-6-6-6-7-6-14 0-49 1-63 1s-49-1-63-1c-4 0-9 0-9 10 0 5 4 5 14 5 6 1 9 0 18 2 8 0 14 1 14 7 0 2-2 4-3 9-22 88-44 175-66 263-4 19-5 23-44 23-9 0-13 0-13 10 0 4 6 4 7 4 13 0 47-1 61-1 12 0 21 1 33 1 9 0 20 0 30 0 4 0 10 0 10-10 0-4-4-4-13-4-18 0-32 0-32-10 0-2 2-5 2-8 11-45 22-89 33-134 50 0 100 0 150 0-21 81-32 129-34 135-5 16-15 17-45 17-8 0-12 0-12 10 0 4 5 4 7 4 14 0 49-1 63-1 9 0 21 1 30 1 12 0 23 0 33 0 4 0 9 0 9-10 0-4-4-4-14-4-18 0-32 0-32-10 0-2 2-5 2-8 22-88 44-176 67-263z">
              <text:p/>
            </draw:path>
            <draw:path draw:style-name="gr4" draw:text-style-name="P3" draw:layer="layout" svg:width="0.157cm" svg:height="0.233cm" svg:x="9.769cm" svg:y="5.087cm" svg:viewBox="0 0 158 234" svg:d="M75 113c27 0 46 18 46 56 0 41-25 54-44 54-14 0-45-4-59-24 17-1 20-12 20-19 0-11-9-18-18-18-10 0-20 5-20 19 0 32 36 53 77 53 47 0 81-32 81-65 0-28-23-55-60-62 36-14 49-39 49-60 0-26-30-47-69-47-38 0-67 18-67 46 0 11 7 18 17 18 11 0 18-8 18-18s-7-17-18-17c12-15 36-19 49-19 15 0 37 8 37 37 0 14-5 31-13 41-12 14-21 14-40 15-8 0-8 0-9 0-2 0-5 2-5 6s3 4 10 4c6 0 12 0 18 0z">
              <text:p/>
            </draw:path>
          </draw:g>
        </draw:g>
        <draw:line draw:style-name="gr5" draw:text-style-name="P1" draw:layer="layout" svg:x1="2.074cm" svg:y1="16.74cm" svg:x2="2.074cm" svg:y2="1.754cm">
          <text:p/>
        </draw:line>
        <draw:g>
          <svg:title>TexMaths</svg:title>
          <svg:desc>14§display§H_2§svg§600§TRUE§</svg:desc>
          <draw:g>
            <draw:path draw:style-name="gr4" draw:text-style-name="P3" draw:layer="layout" svg:width="0.411cm" svg:height="0.332cm" svg:x="9.44cm" svg:y="8.613cm" svg:viewBox="0 0 412 333" svg:d="M353 38c5-18 6-23 42-23 13 0 17 0 17-9 0-6-6-6-7-6-14 0-49 1-63 1s-49-1-63-1c-4 0-9 0-9 10 0 5 4 5 14 5 1 0 9 0 18 2 8 0 14 1 14 7 0 2-2 2-3 9-10 40-20 79-29 119-50 0-100 0-150 0 10-38 20-76 29-114 5-18 6-23 41-23 14 0 17 0 17-9 0-6-6-6-7-6-13 0-49 1-62 1-15 0-49-1-64-1-3 0-8 0-8 10 0 5 4 5 14 5 6 1 9 0 18 2 8 0 12 1 12 7 0 2 0 4-1 9-22 88-44 175-66 262-5 20-5 24-44 24-9 0-13 0-13 10 0 4 6 4 7 4 13 0 47-1 61-1 10 0 21 1 31 1 11 0 23 0 32 0 4 0 10 0 10-10 0-4-4-4-14-4-18 0-31 0-31-10 0-2 0-5 2-8 11-45 22-89 33-134 50 0 99 0 148 0-19 81-30 128-33 135-4 16-14 17-45 17-7 0-11 0-11 10 0 4 6 4 7 4 14 0 49-1 61-1s21 1 33 1c9 0 20 0 30 0 4 0 11 0 11-10 0-4-5-4-14-4-18 0-32 0-32-10 0-2 2-5 2-8 22-88 43-176 65-263z">
              <text:p/>
            </draw:path>
            <draw:path draw:style-name="gr4" draw:text-style-name="P3" draw:layer="layout" svg:width="0.15cm" svg:height="0.226cm" svg:x="9.849cm" svg:y="8.793cm" svg:viewBox="0 0 151 227" svg:d="M151 164c-4 0-8 0-11 0-2 9-6 28-10 33-3 1-29 1-34 1-21 0-42 0-62 0 36-32 47-42 68-57 25-21 49-42 49-74 0-42-36-67-80-67-43 0-71 29-71 61 0 18 14 20 18 20 9 0 18-6 18-18 0-7-2-18-21-18 12-25 34-32 51-32 33 0 51 26 51 54 0 29-21 53-32 65-27 27-55 54-82 81-3 4-3 4-3 14 47 0 94 0 141 0 3-21 7-42 10-63z">
              <text:p/>
            </draw:path>
          </draw:g>
        </draw:g>
        <draw:g>
          <svg:title>TexMaths</svg:title>
          <svg:desc>14§display§S_B§svg§600§TRUE§</svg:desc>
          <draw:g>
            <draw:path draw:style-name="gr4" draw:text-style-name="P3" draw:layer="layout" svg:width="0.29cm" svg:height="0.355cm" svg:x="8.367cm" svg:y="15.172cm" svg:viewBox="0 0 291 356" svg:d="M291 6c0-2 0-6-5-6-2 0-4 1-9 7-8 9-16 19-24 28-13-22-38-35-70-35-61 0-120 56-120 116 0 39 25 61 50 70 18 4 36 8 53 12 18 6 45 13 45 53 0 44-41 90-88 90-32 0-87-11-87-71 0-12 3-24 5-27 0-1 0-2 0-3 0-5-3-5-6-5s-3-1-6 1c-2 2-29 113-29 115 0 4 3 5 6 5 2 0 2 0 9-7 8-9 16-18 24-28 21 28 55 35 83 35 67 0 124-65 124-125 0-34-17-51-24-58-11-11-18-14-63-25-9-3-28-7-32-8-14-4-29-18-29-45 0-39 39-81 85-81 41 0 70 21 70 75 0 17-1 26-1 28 1 2 0 5 5 5 6 0 6-2 9-10 8-36 16-71 25-106z">
              <text:p/>
            </draw:path>
            <draw:path draw:style-name="gr4" draw:text-style-name="P3" draw:layer="layout" svg:width="0.262cm" svg:height="0.234cm" svg:x="8.667cm" svg:y="15.356cm" svg:viewBox="0 0 263 235" svg:d="M41 208c-3 11-5 14-31 14-6 0-10 0-10 7 0 6 4 6 10 6 44 0 88 0 133 0 58 0 102-39 102-74 0-24-23-45-59-49 42-7 77-34 77-63 0-27-27-49-72-49-41 0-82 0-124 0-7 0-11 0-11 8 0 5 4 5 11 5 4 0 7 0 13 1 7 0 8 1 8 4 0 2 0 3-1 7-16 61-31 122-46 183zM95 108c7-28 14-56 21-84 3-10 3-11 18-11 17 0 35 0 52 0 35 0 43 23 43 36 0 28-32 59-78 59-19 0-37 0-56 0zM78 222c-10 0-10 0-10-3 0-1 0-2 2-8 8-31 16-62 24-94 24 0 48 0 72 0 32 0 44 21 44 42 0 34-34 63-76 63-18 0-37 0-56 0z">
              <text:p/>
            </draw:path>
          </draw:g>
        </draw:g>
        <draw:g>
          <svg:title>TexMaths</svg:title>
          <svg:desc>14§display§S_1§svg§600§TRUE§</svg:desc>
          <draw:g>
            <draw:path draw:style-name="gr4" draw:text-style-name="P3" draw:layer="layout" svg:width="0.29cm" svg:height="0.355cm" svg:x="8.2cm" svg:y="12.931cm" svg:viewBox="0 0 291 356" svg:d="M291 6c0-2-2-6-6-6-3 0-3 1-8 7-8 9-16 19-24 28-13-22-38-35-70-35-61 0-120 56-120 116 0 39 25 61 50 70 17 4 35 8 52 12 18 6 46 13 46 53 0 44-41 90-88 90-32 0-87-11-87-71 0-12 3-24 3-27 2-1 1-2 2-3 0-5-3-5-6-5s-5-1-6 1c-1 3-29 113-29 115 0 4 3 5 6 5 2 0 2 0 9-7 8-9 16-18 24-28 21 28 55 35 83 35 65 0 124-65 124-125 0-34-17-51-24-58-11-11-19-14-63-25-11-3-28-7-32-8-14-4-31-18-31-45 0-39 39-81 87-81 40 0 70 21 70 75 0 17-2 26-2 28 2 2 0 5 6 5 4 0 6-2 7-10 9-36 18-71 27-106z">
              <text:p/>
            </draw:path>
            <draw:path draw:style-name="gr4" draw:text-style-name="P3" draw:layer="layout" svg:width="0.123cm" svg:height="0.227cm" svg:x="8.513cm" svg:y="13.122cm" svg:viewBox="0 0 124 228" svg:d="M77 10c0-10 0-10-10-10-22 21-53 22-67 22 0 4 0 8 0 12 7 0 31 0 49-9 0 58 0 117 0 175 0 11 0 15-34 15-4 0-9 0-14 0 0 4 0 9 0 13 7 0 49-2 62-2 11 0 53 2 61 2 0-4 0-9 0-13-4 0-8 0-12 0-35 0-35-4-35-15 0-64 0-127 0-190z">
              <text:p/>
            </draw:path>
          </draw:g>
        </draw:g>
        <draw:g>
          <svg:title>TexMaths</svg:title>
          <svg:desc>14§display§S_2§svg§600§TRUE§</svg:desc>
          <draw:g>
            <draw:path draw:style-name="gr4" draw:text-style-name="P3" draw:layer="layout" svg:width="0.289cm" svg:height="0.355cm" svg:x="7.771cm" svg:y="8.818cm" svg:viewBox="0 0 290 356" svg:d="M290 6c0-2-1-6-5-6-2 0-3 1-9 7-7 9-15 19-23 28-13-22-38-35-70-35-62 0-120 56-120 116 0 39 25 61 50 70 17 4 35 8 52 12 18 6 46 13 46 53 0 44-41 90-88 90-32 0-87-11-87-71 0-12 3-24 3-27 1-1 1-2 1-3 0-5-2-5-5-5s-5-1-6 1c-1 3-29 113-29 115 0 4 3 5 6 5 2 0 2 0 9-7 8-9 16-18 24-28 21 28 55 35 82 35 67 0 125-65 125-125 0-34-17-51-24-58-11-11-20-14-63-25-10-3-28-7-32-8-14-4-31-18-31-45 0-39 39-81 87-81 40 0 70 21 70 75 0 17-2 26-2 28 2 2 0 5 6 5 4 0 5-2 7-10 9-36 18-71 26-106z">
              <text:p/>
            </draw:path>
            <draw:path draw:style-name="gr4" draw:text-style-name="P3" draw:layer="layout" svg:width="0.151cm" svg:height="0.227cm" svg:x="8.067cm" svg:y="9.009cm" svg:viewBox="0 0 152 228" svg:d="M152 165c-4 0-8 0-12 0 0 8-5 28-9 31-3 2-29 2-33 2-21 0-42 0-63 0 35-32 47-42 68-57 25-21 49-42 49-74 0-42-36-67-81-67-42 0-71 29-71 61 0 17 15 20 18 20 9 0 18-7 18-18 0-7-1-18-19-18 11-25 33-32 50-32 34 0 52 26 52 54 0 29-21 53-32 66-28 27-55 54-83 81-4 3-4 4-4 14 47 0 94 0 141 0 4-21 7-42 11-63z">
              <text:p/>
            </draw:path>
          </draw:g>
        </draw:g>
        <draw:g>
          <svg:title>TexMaths</svg:title>
          <svg:desc>14§display§S_3§svg§600§TRUE§</svg:desc>
          <draw:g>
            <draw:path draw:style-name="gr4" draw:text-style-name="P3" draw:layer="layout" svg:width="0.29cm" svg:height="0.355cm" svg:x="7.567cm" svg:y="4.803cm" svg:viewBox="0 0 291 356" svg:d="M291 6c0-2-2-6-6-6-3 0-3 1-8 7-8 9-16 19-24 28-13-22-38-35-70-35-61 0-122 57-122 116 0 39 27 61 52 70 17 4 35 9 52 14 18 4 46 11 46 51 0 44-41 90-88 90-32 0-87-11-87-71 0-12 3-24 3-27 2-1 1-2 2-3 0-5-3-5-6-5s-5-1-6 1c-1 3-29 113-29 116s3 4 6 4c2 0 2 0 9-7 8-9 16-18 24-28 21 28 55 35 83 35 65 0 124-65 124-125 0-34-17-51-24-58-11-11-19-14-63-25-11-3-28-7-32-8-14-4-31-18-31-45 0-39 39-81 87-81 40 0 70 21 70 75 0 17-2 26-2 28 2 2 0 5 6 5 4 0 6-2 7-10 9-36 18-71 27-106z">
              <text:p/>
            </draw:path>
            <draw:path draw:style-name="gr4" draw:text-style-name="P3" draw:layer="layout" svg:width="0.157cm" svg:height="0.234cm" svg:x="7.86cm" svg:y="4.994cm" svg:viewBox="0 0 158 235" svg:d="M75 113c27 0 47 18 47 55 0 43-26 56-45 56-14 0-45-5-59-24 17-2 20-13 20-20 0-11-9-18-18-18-10 0-20 6-20 20 0 32 36 53 77 53 47 0 81-32 81-67 0-27-23-53-60-60 36-14 49-40 49-60 0-28-31-48-69-48-37 0-67 18-67 46 0 11 7 18 17 18 11 0 18-8 18-18s-7-17-18-17c13-15 36-19 49-19 15 0 36 7 36 38 0 13-4 29-12 40-12 13-21 14-40 15-8 0-8 0-9 0-2 0-5 2-5 6s3 4 10 4c6 0 12 0 18 0z">
              <text:p/>
            </draw:path>
          </draw:g>
        </draw:g>
        <draw:g>
          <svg:title>TexMaths</svg:title>
          <svg:desc>14§display§S_T§svg§600§TRUE§</svg:desc>
          <draw:g>
            <draw:path draw:style-name="gr4" draw:text-style-name="P3" draw:layer="layout" svg:width="0.29cm" svg:height="0.355cm" svg:x="7.541cm" svg:y="2.517cm" svg:viewBox="0 0 291 356" svg:d="M291 6c0-2-2-6-6-6-1 0-3 1-8 7-8 9-16 19-24 28-13-22-38-35-70-35-61 0-120 56-120 116 0 39 25 61 50 70 17 4 35 8 52 12 18 6 46 13 46 53 0 44-41 90-88 90-32 0-87-11-87-71 0-12 3-24 3-27 2-1 1-2 2-3 0-5-3-5-6-5s-5-1-6 1c-1 3-29 113-29 115 0 4 3 5 6 5 2 0 2 0 9-7 8-9 16-18 24-28 21 28 55 35 83 35 67 0 124-65 124-125 0-34-17-51-24-58-11-11-19-14-63-25-10-3-28-7-32-8-14-4-31-18-31-45 0-39 39-81 87-81 40 0 70 21 70 75 0 17-2 26-2 28 2 2 0 5 6 5s6-2 7-10c9-36 18-71 27-106z">
              <text:p/>
            </draw:path>
            <draw:path draw:style-name="gr4" draw:text-style-name="P3" draw:layer="layout" svg:width="0.255cm" svg:height="0.231cm" svg:x="7.831cm" svg:y="2.704cm" svg:viewBox="0 0 256 232" svg:d="M151 24c3-10 3-10 11-11 1 0 14 0 21 0 21 0 29 0 38 2 15 5 16 14 16 27 0 5 0 10-2 28-1 1-1 3-2 4 0 3 3 4 7 4s6-3 6-8c3-22 6-44 10-66 0-4-5-4-12-4-69 0-139 0-209 0-10 0-10 0-13 7-7 20-14 41-21 61 0 2-1 5-1 6s0 4 6 4c4 0 4-1 7-7 19-56 30-58 83-58 5 0 10 0 14 0 10 0 10 0 10 2s0 3-1 7c-15 60-30 120-45 181-3 14-4 16-40 16-12 0-16 0-16 7 0 2 2 6 6 6 10 0 21-1 30-1 10 0 20 0 30 0s21 0 31 0c8 0 19 1 27 1 3 0 9 0 9-8 0-5-3-5-14-5-7 0-14 0-20-1-12 0-12-1-12-6 0-2 0-2 1-8 15-60 30-120 45-180z">
              <text:p/>
            </draw:path>
          </draw:g>
        </draw:g>
        <draw:custom-shape draw:style-name="gr6" draw:text-style-name="P4" draw:layer="layout" svg:width="6.049cm" svg:height="2.202cm" draw:transform="skewX (-0.050789081233035) rotate (0.096342174710087) translate (2.034cm 15.01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2" draw:layer="layout" svg:x1="5.376cm" svg:y1="15.316cm" svg:x2="3.852cm" svg:y2="16.84cm">
          <text:p/>
        </draw:line>
        <draw:g>
          <svg:title>TexMaths</svg:title>
          <svg:desc>16§display§\color{red}{R_{foot}}§svg§600§TRUE§</svg:desc>
          <draw:g>
            <draw:path draw:style-name="gr8" draw:text-style-name="P5" draw:layer="layout" svg:width="0.399cm" svg:height="0.393cm" svg:x="4.953cm" svg:y="15.769cm" svg:viewBox="0 0 400 394" svg:d="M187 38c3-12 5-19 16-20 5 0 22 0 34 0 40 0 102 0 102 55 0 20-10 58-30 79-15 16-45 33-96 33-21 0-42 0-63 0 13-49 25-98 37-147zM267 192c58-12 125-51 125-107 0-48-52-85-125-85-53 0-107 0-160 0-11 0-16 0-16 11 0 7 5 7 16 7 7 0 11 0 21 1 9 0 14 2 14 8 0 3 0 5-1 11-25 100-50 200-75 301-5 22-7 25-52 25-9 0-14 0-14 11 0 7 6 7 8 7 14 0 54-2 70-2s56 2 71 2c4 0 11 0 11-12 0-6-5-6-15-6-20 0-36 0-36-10 0-3 0-6 1-9 13-50 25-99 37-149 22 0 45 0 67 0 51 0 61 32 61 52 0 9-5 25-8 38-3 16-10 37-10 48 0 60 69 60 76 60 47 0 67-55 67-63 0-7-5-5-7-7-5 0-6 3-6 7-15 41-39 51-51 51-19 0-23-12-23-34 0-17 4-46 5-64 2-8 2-19 2-25 0-43-37-61-53-67z">
              <text:p/>
            </draw:path>
            <draw:path draw:style-name="gr8" draw:text-style-name="P5" draw:layer="layout" svg:width="0.207cm" svg:height="0.355cm" svg:x="5.385cm" svg:y="15.959cm" svg:viewBox="0 0 208 356" svg:d="M131 121c13 0 26 0 38 0 8 0 13 0 13-8 0-6-5-6-13-6-11 0-23 0-35 0 8-50 11-67 15-78 1-10 11-18 20-18 6 2 12 0 18 5-16 5-18 19-18 22 0 8 8 15 16 15 12 0 23-10 23-24 0-19-19-29-39-29-17 0-36 10-48 30-8 15-11 32-19 77-10 0-20 0-30 0-8 0-13 0-13 10 0 4 5 4 11 4 10 0 20 0 29 0 0 2-24 144-33 186-2 8-10 38-28 38-1 0-11 0-17-5 16-5 17-19 17-21 0-9-8-16-16-16-11 0-22 10-22 24 0 18 18 29 38 29 24 0 42-25 47-35 14-26 24-73 24-78 7-41 15-81 22-122z">
              <text:p/>
            </draw:path>
            <draw:path draw:style-name="gr8" draw:text-style-name="P5" draw:layer="layout" svg:width="0.184cm" svg:height="0.175cm" svg:x="5.642cm" svg:y="16.063cm" svg:viewBox="0 0 185 176" svg:d="M185 69c0-45-33-69-72-69-57 0-113 54-113 107 0 40 29 69 72 69 56 0 113-51 113-107zM72 164c-19 0-38-11-38-43 0-16 8-54 22-76 18-24 40-34 57-34 21 0 40 15 40 43 0 10-4 48-22 75-16 24-38 35-59 35z">
              <text:p/>
            </draw:path>
            <draw:path draw:style-name="gr8" draw:text-style-name="P5" draw:layer="layout" svg:width="0.183cm" svg:height="0.175cm" svg:x="5.864cm" svg:y="16.063cm" svg:viewBox="0 0 184 176" svg:d="M184 69c0-45-32-69-71-69-59 0-113 54-113 107 0 40 29 69 72 69 56 0 112-51 112-107zM72 164c-19 0-40-11-40-43 0-16 8-54 24-76 16-24 40-34 57-34 21 0 39 15 39 43 0 10-5 48-23 75-14 24-38 35-57 35z">
              <text:p/>
            </draw:path>
            <draw:path draw:style-name="gr8" draw:text-style-name="P5" draw:layer="layout" svg:width="0.132cm" svg:height="0.247cm" svg:x="6.078cm" svg:y="15.991cm" svg:viewBox="0 0 133 248" svg:d="M80 89c13 0 27 0 40 0 8 0 13 0 13-8 0-6-5-6-13-6-12 0-25 0-37 0 5-19 10-38 15-57 0-2 1-5 1-7 0-6-6-11-13-11-11 0-16 6-19 16s2-8-14 59c-14 0-27 0-40 0-8 0-13 0-13 10 0 4 5 4 11 4 12 0 25 0 37 0-8 31-15 62-22 93-4 10-7 24-7 29 0 22 21 37 43 37 44 0 67-55 67-60 0-4-4-4-6-4-5 0-5 0-8 6-11 26-30 46-53 46-8 0-12-4-12-19 0-3 1-11 1-16 10-37 19-74 29-112z">
              <text:p/>
            </draw:path>
          </draw:g>
        </draw:g>
        <draw:custom-shape draw:style-name="gr9" draw:text-style-name="P4" draw:layer="layout" svg:width="3.494cm" svg:height="1.27cm" draw:transform="skewX (-0.063704517697793) rotate (0.0829031394697307) translate (3.123cm 1.79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2" draw:layer="layout" svg:x1="4.868cm" svg:y1="2.362cm" svg:x2="3.344cm" svg:y2="2.67cm">
          <text:p/>
        </draw:line>
        <draw:g>
          <svg:title>TexMaths</svg:title>
          <svg:desc>16§display§\color{red}{R_{head}}§svg§600§TRUE§</svg:desc>
          <draw:g>
            <draw:path draw:style-name="gr8" draw:text-style-name="P5" draw:layer="layout" svg:width="0.4cm" svg:height="0.393cm" svg:x="4.628cm" svg:y="1.756cm" svg:viewBox="0 0 401 394" svg:d="M189 38c3-12 4-19 16-20 4 0 22 0 33 0 40 0 102 0 102 55 0 18-9 58-30 79-16 14-45 33-96 33-21 0-41 0-62 0 12-49 24-98 37-147zM269 191c57-12 124-51 124-106 0-50-51-85-124-85-54 0-107 0-160 0-11 0-16 0-16 11 0 7 5 7 14 7 2 0 13 0 22 1 10 0 15 2 15 8 0 3 0 5-2 11-25 100-50 200-75 300-6 21-6 26-51 26-10 0-16 0-16 11 0 6 5 4 8 6 16 0 57-1 72-1s54 1 70 1c5 0 11 0 11-11 0-6-4-6-16-6-20 0-35 0-35-10 0-3 0-6 2-9 12-50 24-99 37-149 22 0 44 0 67 0 51 0 61 32 61 51 0 8-5 26-8 39-5 16-10 36-10 47 0 61 67 61 75 61 48 0 67-57 67-64 0-8-4-5-6-8-5 0-7 5-8 8-13 42-39 51-51 51-18 0-23-12-23-33 0-18 3-46 7-64 1-8 1-19 1-27 0-43-36-59-52-66z">
              <text:p/>
            </draw:path>
            <draw:path draw:style-name="gr8" draw:text-style-name="P5" draw:layer="layout" svg:width="0.213cm" svg:height="0.273cm" svg:x="5.061cm" svg:y="1.951cm" svg:viewBox="0 0 214 274" svg:d="M94 11c0-1 1-4 2-6 0-2-2-5-6-5-8 0-42 2-52 3-3 0-8 0-8 10 0 5 5 5 10 5 19 0 19 3 19 6 0 2-1 5-1 8-19 74-38 148-56 222-2 6-1 5-2 8 0 6 5 12 13 12 5 0 13-1 17-9 0-3 4-18 7-26 2-11 5-23 8-35 1-5 6-21 6-25 5-16 5-16 13-29 13-19 32-42 62-42 23 0 24 20 24 29 0 23-17 66-24 83-5 11-6 15-6 21 0 21 17 33 38 33 39 0 56-54 56-59 0-6-5-6-6-6-5 0-7 3-8 6-8 32-26 48-42 48-8 0-9-5-9-13 0-9 1-14 9-31 5-13 21-55 21-77 0-5 0-22-14-34-7-4-18-9-37-9-29 0-50 14-64 32 10-40 20-80 30-120z">
              <text:p/>
            </draw:path>
            <draw:path draw:style-name="gr8" draw:text-style-name="P5" draw:layer="layout" svg:width="0.167cm" svg:height="0.174cm" svg:x="5.322cm" svg:y="2.05cm" svg:viewBox="0 0 168 175" svg:d="M61 83c11 0 41-2 64-8 28-11 33-30 33-41 0-21-21-34-48-34-48 0-110 35-110 102 0 40 24 73 70 73 66 0 98-38 98-44 0-2-3-7-7-7-3 0-3 2-6 5-32 35-77 35-85 35-22 0-38-16-38-48 0-4 0-12 5-33 8 0 16 0 24 0zM40 72c16-58 59-62 70-62 18 0 32 9 32 24 0 38-67 38-83 38-6 0-13 0-19 0z">
              <text:p/>
            </draw:path>
            <draw:path draw:style-name="gr8" draw:text-style-name="P5" draw:layer="layout" svg:width="0.2cm" svg:height="0.174cm" svg:x="5.531cm" svg:y="2.05cm" svg:viewBox="0 0 201 175" svg:d="M142 22c-8-12-21-22-40-22-51 0-102 54-102 110 0 38 26 65 59 65 23 0 42-12 56-27 8 24 30 27 42 27 14 0 24-7 30-20 8-16 10-26 14-39 0-6-4-4-6-6-6 0-6 2-10 13-4 19-11 41-28 41-10 0-13-8-13-19 0-6 3-21 6-30 3-11 7-27 8-35 3-10 6-20 8-31 3-9 8-28 8-30 0-8-8-13-14-13-7 0-15 5-18 16zM117 123c-2 11-12 19-19 25-4 4-20 16-37 16-15 0-29-9-29-38 0-21 11-64 21-78 17-32 38-38 49-38 27 0 35 30 35 35 0 1-1 3-1 4-7 25-13 49-19 74z">
              <text:p/>
            </draw:path>
            <draw:path draw:style-name="gr8" draw:text-style-name="P5" draw:layer="layout" svg:width="0.2cm" svg:height="0.273cm" svg:x="5.776cm" svg:y="1.951cm" svg:viewBox="0 0 201 274" svg:d="M200 11c0-1 1-4 1-6s-1-5-6-5c-8 0-40 2-50 3-3 0-9 0-9 10 0 5 6 5 11 5 18 0 18 3 18 6 0 2 0 5-2 8-7 30-15 59-22 89-8-13-21-22-40-22-50 0-101 54-101 110 0 38 26 65 59 65 21 0 40-12 56-27 6 24 30 27 40 27 14 0 24-8 30-20 10-16 10-26 15-39 0-6-5-6-7-6-4 0-6 2-8 13-4 19-12 41-28 41-12 0-13-8-13-19 0-8 0-11 1-16 19-72 37-145 55-217zM117 222c-4 11-12 19-21 25-3 3-19 16-35 16s-29-9-29-38c0-21 11-64 19-78 19-32 39-39 50-39 27 0 35 31 35 36 0 1-2 3-2 4-6 25-11 49-17 74z">
              <text:p/>
            </draw:path>
          </draw:g>
        </draw:g>
        <presentation:notes draw:style-name="dp2">
          <draw:page-thumbnail draw:style-name="gr10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draw:style-name="gr1" draw:text-style-name="P1" draw:layer="layout" svg:width="5.496cm" svg:height="15.534cm" svg:x="2.568cm" svg:y="1.316cm">
          <draw:image xlink:href="Pictures/100002010000019D0000048F1FE3B392C6844F5F.png" xlink:type="simple" xlink:show="embed" xlink:actuate="onLoad" loext:mime-type="image/png">
            <text:p/>
          </draw:image>
        </draw:frame>
        <draw:line draw:style-name="gr2" draw:text-style-name="P1" draw:layer="layout" svg:x1="8.9cm" svg:y1="16.178cm" svg:x2="8.9cm" svg:y2="14.925cm">
          <text:p/>
        </draw:line>
        <draw:line draw:style-name="gr2" draw:text-style-name="P1" draw:layer="layout" svg:x1="8.9cm" svg:y1="14.925cm" svg:x2="8.9cm" svg:y2="10.389cm">
          <text:p/>
        </draw:line>
        <draw:line draw:style-name="gr2" draw:text-style-name="P1" draw:layer="layout" svg:x1="8.9cm" svg:y1="10.389cm" svg:x2="8.9cm" svg:y2="5.825cm">
          <text:p/>
        </draw:line>
        <draw:line draw:style-name="gr2" draw:text-style-name="P1" draw:layer="layout" svg:x1="8.901cm" svg:y1="5.824cm" svg:x2="8.816cm" svg:y2="2.818cm">
          <text:p/>
        </draw:line>
        <draw:line draw:style-name="gr3" draw:text-style-name="P2" draw:layer="layout" svg:x1="7.062cm" svg:y1="5.825cm" svg:x2="9.021cm" svg:y2="5.825cm">
          <text:p/>
        </draw:line>
        <draw:line draw:style-name="gr3" draw:text-style-name="P2" draw:layer="layout" svg:x1="7.608cm" svg:y1="10.389cm" svg:x2="9.066cm" svg:y2="10.389cm">
          <text:p/>
        </draw:line>
        <draw:line draw:style-name="gr3" draw:text-style-name="P2" draw:layer="layout" svg:x1="7.944cm" svg:y1="14.925cm" svg:x2="8.901cm" svg:y2="14.925cm">
          <text:p/>
        </draw:line>
        <draw:line draw:style-name="gr3" draw:text-style-name="P2" draw:layer="layout" svg:x1="8.194cm" svg:y1="15.927cm" svg:x2="8.9cm" svg:y2="15.927cm">
          <text:p/>
        </draw:line>
        <draw:g>
          <svg:title>TexMaths</svg:title>
          <svg:desc>14§display§L_{OSG}§svg§600§TRUE§</svg:desc>
          <draw:g>
            <draw:path draw:style-name="gr4" draw:text-style-name="P3" draw:layer="layout" svg:width="0.291cm" svg:height="0.328cm" svg:x="9.292cm" svg:y="15.268cm" svg:viewBox="0 0 292 329" svg:d="M161 37c6-16 7-22 53-22 14 0 18 0 18-9 0-6-6-6-9-6-15 0-55 1-71 1-14 0-50-1-64-1-4 0-9 0-9 10 0 5 4 5 13 5 2 0 10 0 18 2 10 0 14 1 14 6 0 3-1 5-3 10-21 86-43 172-64 259-5 19-6 23-45 23-8 0-12 0-12 10 0 4 4 4 12 4 75 0 150 0 225 0 11 0 13 0 15-9 13-34 25-68 38-103 2-5 1-4 2-7 0-2 0-5-5-5s-6 3-8 10c-17 45-39 100-122 100-15 0-30 0-45 0-7 0-9 0-11-1-6 0-7-2-7-5 0-1 0-2 3-11 21-87 43-174 64-261z">
              <text:p/>
            </draw:path>
            <draw:path draw:style-name="gr4" draw:text-style-name="P3" draw:layer="layout" svg:width="0.257cm" svg:height="0.242cm" svg:x="9.626cm" svg:y="15.433cm" svg:viewBox="0 0 258 243" svg:d="M258 94c0-54-39-94-99-94-80 0-159 74-159 151 0 54 40 92 98 92 81 0 160-74 160-149zM101 232c-36 0-67-24-67-74 0-18 6-66 36-103 24-29 57-45 86-45 36 0 69 23 69 71 0 25-11 74-43 110-23 28-54 41-81 41z">
              <text:p/>
            </draw:path>
            <draw:path draw:style-name="gr4" draw:text-style-name="P3" draw:layer="layout" svg:width="0.214cm" svg:height="0.242cm" svg:x="9.932cm" svg:y="15.433cm" svg:viewBox="0 0 215 243" svg:d="M215 4c0-1 0-4-4-4-1 0-3 0-7 4-5 7-11 13-16 19-13-17-35-23-56-23-46 0-89 39-89 77 0 4 1 18 11 30 12 14 25 17 47 22 7 2 24 6 29 7 11 3 31 10 31 36 0 27-29 59-67 59-29 0-65-11-65-48 0-3 0-11 1-17 0-1 0-1 0-2 0-4-4-4-5-4-4 0-4 1-6 6-6 23-12 45-18 68 0 1-1 4-1 5 0 2 1 4 6 4 1 0 2 0 6-5 3-4 13-14 17-18 18 19 44 23 63 23 53 0 94-44 94-83 0-16-7-29-14-36-12-13-18-14-60-24-7-2-20-5-22-5-9-4-22-12-22-32 0-26 30-53 64-53 38 0 56 20 56 53 0 4-2 11-2 15 0 5 3 5 6 5 4 0 5-2 7-7 5-24 11-48 16-72z">
              <text:p/>
            </draw:path>
            <draw:path draw:style-name="gr4" draw:text-style-name="P3" draw:layer="layout" svg:width="0.261cm" svg:height="0.242cm" svg:x="10.187cm" svg:y="15.433cm" svg:viewBox="0 0 262 243" svg:d="M262 4c0-1-1-4-4-4s-4 0-7 4c-8 8-17 17-25 25-3-4-22-29-63-29-83 0-163 72-163 149 0 52 40 94 105 94 30 0 62-8 78-27 5 8 13 21 17 21s4-2 5-9c3-8 5-17 7-26 2-7 7-26 7-30 4-15 6-17 25-17 3 0 7 0 7-6 0-5-1-6-4-6-11 0-26 1-37 1-9 0-21 0-29 0-9 0-18-1-27-1-2 0-6 0-6 8 0 4 2 4 11 4 6 0 13 0 20 2 10 0 11 1 11 5 0 2 0 3-2 11-3 10-6 25-7 28-11 20-42 30-69 30-33 0-78-16-78-73 0-36 17-81 42-107 34-34 72-40 91-40 38 0 62 29 62 66 0 10-1 12-1 14 0 5 4 5 5 5 6 0 6-1 8-8 7-28 14-56 21-84z">
              <text:p/>
            </draw:path>
          </draw:g>
        </draw:g>
        <draw:g>
          <svg:title>TexMaths</svg:title>
          <svg:desc>14§display§H_1§svg§600§TRUE§</svg:desc>
          <draw:g>
            <draw:path draw:style-name="gr4" draw:text-style-name="P3" draw:layer="layout" svg:width="0.405cm" svg:height="0.328cm" svg:x="9.292cm" svg:y="12.764cm" svg:viewBox="0 0 406 329" svg:d="M350 37c4-18 5-22 40-22 12 0 16 0 16-10 0-5-5-5-7-5-13 0-48 1-62 1-13 0-48-1-62-1-4 0-9 0-9 10 0 5 5 5 14 5 1 0 11 0 19 1 8 0 12 2 12 7 0 3 0 3-1 10-10 39-19 78-29 117-49 0-98 0-147 0 9-38 18-75 27-113 4-18 6-22 41-22 13 0 17 0 17-10 0-5-6-5-7-5-14 0-48 1-62 1s-48-1-62-1c-4 0-10 0-10 10 0 5 5 5 14 5 6 1 10 0 18 1 8 0 14 2 14 7 0 3-1 4-3 10-21 86-43 172-65 258-4 20-5 24-44 24-8 0-12 0-12 9 0 5 6 5 7 5 12 0 47-2 60-2 11 0 21 2 32 2 10 0 21 0 30 0 5 0 10 0 10-10 0-4-4-4-12-4-18 0-32 0-32-10 0-3 1-5 1-8 11-44 22-88 33-132 50 0 99 0 148 0-21 80-32 126-33 133-6 15-15 17-44 17-9 0-13 0-13 9 0 5 6 5 7 5 14 0 48-2 62-2 10 0 21 2 30 2 11 0 22 0 32 0 4 0 10 0 10-10 0-4-4-4-14-4-18 0-32 0-32-10 0-3 2-5 2-8 22-87 44-173 66-260z">
              <text:p/>
            </draw:path>
            <draw:path draw:style-name="gr4" draw:text-style-name="P3" draw:layer="layout" svg:width="0.122cm" svg:height="0.223cm" svg:x="9.712cm" svg:y="12.941cm" svg:viewBox="0 0 123 224" svg:d="M76 10c0-10 0-10-10-10-22 22-52 22-66 22 0 4 0 8 0 12 7 0 30 0 48-9 0 57 0 114 0 172 0 11 0 15-33 15-4 0-9 0-14 0 0 4 0 8 0 12 7 0 49-1 61-1 11 0 54 1 61 1 0-4 0-8 0-12-5 0-9 0-13 0-34 0-34-4-34-15 0-63 0-125 0-187z">
              <text:p/>
            </draw:path>
          </draw:g>
        </draw:g>
        <draw:g>
          <svg:title>TexMaths</svg:title>
          <svg:desc>14§display§L§svg§600§TRUE§</svg:desc>
          <draw:g>
            <draw:path draw:style-name="gr4" draw:text-style-name="P3" draw:layer="layout" svg:width="0.289cm" svg:height="0.327cm" svg:x="1.621cm" svg:y="8.217cm" svg:viewBox="0 0 290 328" svg:d="M161 37c4-16 5-22 51-22 13 0 18 0 18-10 0-5-6-5-7-5-17 0-57 1-72 1s-49-1-64-1c-3 0-9 0-9 10 0 5 4 5 13 5 1 0 11 0 19 1 8 0 12 2 12 7 0 3 0 4-1 10-22 86-43 172-65 258-5 18-5 22-44 22-8 0-12 0-12 10 0 5 4 5 12 5 75 0 149 0 223 0 12 0 12 0 15-8 13-35 26-69 39-104 1-4 1-4 1-6s-1-5-5-5c-5 0-6 1-9 9-16 44-37 99-121 99-15 0-30 0-45 0-7 0-7 0-11 0-4-1-6-1-6-5 0-2 0-2 3-11 22-87 43-173 65-260z">
              <text:p/>
            </draw:path>
          </draw:g>
        </draw:g>
        <draw:g>
          <svg:title>TexMaths</svg:title>
          <svg:desc>14§display§H_3§svg§600§TRUE§</svg:desc>
          <draw:g>
            <draw:path draw:style-name="gr4" draw:text-style-name="P3" draw:layer="layout" svg:width="0.405cm" svg:height="0.328cm" svg:x="9.219cm" svg:y="5.007cm" svg:viewBox="0 0 406 329" svg:d="M350 37c4-18 5-22 40-22 12 0 16 0 16-10 0-5-5-5-7-5-13 0-48 1-62 1-13 0-48-1-62-1-4 0-9 0-9 10 0 5 5 5 14 5 1 0 11 0 19 1 8 0 12 2 12 7 0 3 0 3-1 10-10 39-19 78-29 117-49 0-98 0-147 0 9-38 18-75 27-113 4-18 6-22 41-22 13 0 17 0 17-10 0-5-6-5-7-5-14 0-48 1-62 1s-48-1-62-1c-4 0-10 0-10 10 0 5 5 5 14 5 6 1 10 0 18 1 8 0 14 2 14 7 0 3-1 4-3 10-21 86-43 172-65 258-4 20-5 24-44 24-8 0-12 0-12 9 0 5 6 5 7 5 12 0 47-2 60-2 11 0 21 2 32 2 10 0 21 0 30 0 5 0 10 0 10-10 0-4-4-4-12-4-18 0-32 0-32-10 0-3 1-5 1-8 11-44 22-88 33-132 50 0 99 0 148 0-21 80-32 126-33 133-6 15-15 17-44 17-9 0-13 0-13 9 0 5 6 5 7 5 14 0 48-2 62-2 10 0 21 2 30 2 11 0 22 0 32 0 4 0 10 0 10-10 0-4-4-4-14-4-18 0-32 0-32-10 0-3 2-5 2-8 22-87 44-173 66-260z">
              <text:p/>
            </draw:path>
            <draw:path draw:style-name="gr4" draw:text-style-name="P3" draw:layer="layout" svg:width="0.155cm" svg:height="0.23cm" svg:x="9.62cm" svg:y="5.184cm" svg:viewBox="0 0 156 231" svg:d="M74 111c27 0 46 18 46 55 0 42-25 54-44 54-14 0-44-4-58-23 16-2 19-13 19-20 0-11-8-18-18-18-9 0-19 6-19 20 0 31 36 52 76 52 47 0 80-32 80-65 0-27-22-53-60-60 36-14 49-39 49-59 0-26-30-47-68-47s-66 18-66 45c0 11 7 18 17 18 11 0 17-8 17-18 0-9-6-16-17-16 12-15 35-19 48-19 15 0 37 8 37 37 0 13-6 30-14 40-11 13-21 13-38 15-9 0-9 0-10 0s-4 1-4 5 3 4 9 4 12 0 18 0z">
              <text:p/>
            </draw:path>
          </draw:g>
        </draw:g>
        <draw:line draw:style-name="gr5" draw:text-style-name="P1" draw:layer="layout" svg:x1="2.424cm" svg:y1="16.383cm" svg:x2="2.424cm" svg:y2="1.601cm">
          <text:p/>
        </draw:line>
        <draw:g>
          <svg:title>TexMaths</svg:title>
          <svg:desc>14§display§H_2§svg§600§TRUE§</svg:desc>
          <draw:g>
            <draw:path draw:style-name="gr4" draw:text-style-name="P3" draw:layer="layout" svg:width="0.405cm" svg:height="0.342cm" svg:x="9.143cm" svg:y="8.733cm" svg:viewBox="0 0 406 343" svg:d="M349 39c4-19 5-23 41-23 12 0 16 0 16-10 0-6-5-6-6-6-14 0-49 1-62 1-14 0-49-1-62-1-5 0-10 0-10 10 0 6 4 6 14 6 1 0 9 0 18 1 8 0 13 2 13 7 0 3-1 3-2 10-10 41-20 82-29 122-49 0-99 0-148 0 10-39 20-78 29-117 4-19 6-23 40-23 14 0 17 0 17-10 0-6-6-6-7-6-13 0-48 1-61 1-15 0-48-1-63-1-3 0-8 0-8 10 0 6 4 6 13 6 6 0 10 0 18 1 8 0 13 2 13 7 0 3 0 5-2 10-21 90-43 180-65 270-5 20-5 25-44 25-8 0-12 0-12 10 0 4 6 4 7 4 12 0 47-1 61-1 9 0 20 1 30 1 11 0 22 0 31 0 5 0 10 0 10-10 0-4-4-4-14-4-18 0-30 0-30-10 0-3 0-6 1-9 11-46 22-92 33-138 49 0 98 0 147 0-20 84-31 132-34 140-4 15-13 17-44 17-7 0-11 0-11 10 0 4 6 4 7 4 14 0 48-1 61-1 11 0 21 1 32 1 9 0 20 0 30 0 4 0 11 0 11-10 0-4-6-4-14-4-18 0-32 0-32-10 0-3 2-6 2-9 21-90 43-181 65-271z">
              <text:p/>
            </draw:path>
            <draw:path draw:style-name="gr4" draw:text-style-name="P3" draw:layer="layout" svg:width="0.148cm" svg:height="0.233cm" svg:x="9.547cm" svg:y="8.918cm" svg:viewBox="0 0 149 234" svg:d="M149 169c-4 0-8 0-11 0-2 9-6 29-10 33-3 2-29 2-33 2-21 0-41 0-62 0 36-33 47-43 68-59 24-22 48-43 48-76 0-43-36-69-79-69-42 0-70 30-70 63 0 19 14 20 18 20 8 0 18-5 18-18 0-8-3-19-21-19 11-26 33-33 50-33 33 0 51 27 51 56 0 30-21 54-32 67-27 28-54 56-81 84-3 4-3 4-3 14 46 0 93 0 139 0 3-22 7-43 10-65z">
              <text:p/>
            </draw:path>
          </draw:g>
        </draw:g>
        <draw:g>
          <svg:title>TexMaths</svg:title>
          <svg:desc>14§display§S_B§svg§600§TRUE§</svg:desc>
          <draw:g>
            <draw:path draw:style-name="gr4" draw:text-style-name="P3" draw:layer="layout" svg:width="0.286cm" svg:height="0.35cm" svg:x="8.236cm" svg:y="15.132cm" svg:viewBox="0 0 287 351" svg:d="M287 6c0-2 0-6-4-6-3 0-5 1-10 7-8 9-16 18-24 27-12-22-37-34-68-34-61 0-119 55-119 114 0 39 25 61 50 69 17 4 35 9 52 13 18 5 44 12 44 52 0 43-40 88-87 88-31 0-85-11-85-70 0-11 3-23 4-26 0-2 0-2 0-3 0-5-3-5-6-5-2 0-3-1-5 1s-29 112-29 113c0 4 3 5 6 5 2 0 2 0 9-6 8-10 16-19 24-28 20 28 53 34 81 34 66 0 123-64 123-124 0-33-17-49-24-56-11-11-18-14-62-25-10-3-27-7-32-8-13-4-29-18-29-44 0-39 39-80 85-80 40 0 68 20 68 74 0 17-1 25-1 28 2 1 0 4 6 4 5 0 5-1 8-10 8-35 16-70 25-104z">
              <text:p/>
            </draw:path>
            <draw:path draw:style-name="gr4" draw:text-style-name="P3" draw:layer="layout" svg:width="0.258cm" svg:height="0.231cm" svg:x="8.533cm" svg:y="15.314cm" svg:viewBox="0 0 259 232" svg:d="M40 205c-3 11-4 14-30 14-6 0-10 0-10 7 0 6 4 6 10 6 43 0 87 0 131 0 57 0 100-39 100-74 0-23-22-44-58-48 42-7 76-33 76-62 0-26-26-48-70-48-41 0-82 0-123 0-7 0-11 0-11 8 0 4 4 4 11 4 4 1 7 0 13 2 6 0 8 1 8 4 0 1 0 3-2 7-15 60-30 120-45 180zM94 106c7-27 14-55 20-83 3-9 3-11 18-11 17 0 34 0 51 0 35 0 43 24 43 36 0 28-32 58-77 58-19 0-37 0-55 0zM77 219c-9 0-9 0-9-3 0-1 0-2 1-8 8-31 16-61 23-92 24 0 48 0 72 0 32 0 43 20 43 41 0 33-33 62-75 62-18 0-36 0-55 0z">
              <text:p/>
            </draw:path>
          </draw:g>
        </draw:g>
        <draw:g>
          <svg:title>TexMaths</svg:title>
          <svg:desc>14§display§S_1§svg§600§TRUE§</svg:desc>
          <draw:g>
            <draw:path draw:style-name="gr4" draw:text-style-name="P3" draw:layer="layout" svg:width="0.286cm" svg:height="0.35cm" svg:x="8.072cm" svg:y="12.922cm" svg:viewBox="0 0 287 351" svg:d="M287 6c0-2-2-6-6-6-3 0-3 1-8 7-8 9-16 18-24 27-12-22-37-34-69-34-60 0-118 55-118 114 0 39 25 61 50 69 17 4 34 9 51 13 17 5 45 12 45 52 0 43-40 88-87 88-31 0-85-11-85-70 0-11 3-23 3-26 1-2 0-2 1-3 0-5-3-5-6-5-2 0-4-1-5 1-2 2-29 112-29 113 0 4 3 5 6 5 2 0 2 0 9-6 8-10 16-19 24-28 20 28 53 34 81 34 65 0 122-64 122-124 0-33-16-49-23-56-11-11-19-14-62-25-11-3-27-7-32-8-13-4-30-18-30-44 0-39 39-80 85-80 40 0 69 20 69 74 0 17-1 25-1 28 2 1 0 4 5 4s6-1 7-10c9-35 18-70 27-104z">
              <text:p/>
            </draw:path>
            <draw:path draw:style-name="gr4" draw:text-style-name="P3" draw:layer="layout" svg:width="0.122cm" svg:height="0.224cm" svg:x="8.38cm" svg:y="13.11cm" svg:viewBox="0 0 123 225" svg:d="M76 10c0-10 0-10-10-10-22 21-52 22-66 22 0 4 0 7 0 11 7 0 30 0 48-8 0 57 0 115 0 172 0 11 0 15-33 15-4 0-9 0-14 0 0 4 0 8 0 13 7 0 49-2 61-2 11 0 52 2 61 2 0-5 0-9 0-13-5 0-9 0-13 0-34 0-34-4-34-15 0-62 0-125 0-187z">
              <text:p/>
            </draw:path>
          </draw:g>
        </draw:g>
        <draw:g>
          <svg:title>TexMaths</svg:title>
          <svg:desc>14§display§S_2§svg§600§TRUE§</svg:desc>
          <draw:g>
            <draw:path draw:style-name="gr4" draw:text-style-name="P3" draw:layer="layout" svg:width="0.285cm" svg:height="0.35cm" svg:x="7.747cm" svg:y="7.977cm" svg:viewBox="0 0 286 351" svg:d="M286 6c0-2-1-6-5-6-1 0-3 1-8 7-8 9-16 18-24 27-12-22-37-34-69-34-60 0-118 55-118 114 0 39 25 61 50 69 17 4 34 9 51 13 17 5 45 12 45 52 0 43-40 88-87 88-31 0-85-11-85-70 0-11 3-23 3-26 1-2 0-2 1-3 0-5-3-5-6-5-2 0-4-1-5 1-2 2-29 112-29 113 0 4 3 5 6 5 2 0 2 0 9-6 8-10 16-19 24-28 20 28 53 34 81 34 66 0 122-64 122-124 0-33-16-49-23-56-11-11-19-14-62-25-10-3-28-7-32-8-13-4-30-18-30-44 0-39 39-80 85-80 40 0 69 20 69 74 0 17-1 25-1 28 2 1 0 4 5 4s6-1 7-10c9-35 18-70 26-104z">
              <text:p/>
            </draw:path>
            <draw:path draw:style-name="gr4" draw:text-style-name="P3" draw:layer="layout" svg:width="0.149cm" svg:height="0.224cm" svg:x="8.039cm" svg:y="8.166cm" svg:viewBox="0 0 150 225" svg:d="M150 163c-4 0-8 0-12 0 0 8-4 27-9 30-2 3-28 3-33 3-20 0-41 0-62 0 35-32 47-42 68-57 25-20 48-41 48-73 0-41-36-66-80-66-41 0-70 29-70 61 0 16 15 19 18 19 8 0 18-7 18-18 0-7-2-18-19-18 11-25 33-32 49-32 33 0 51 27 51 54 0 29-21 53-32 65-27 27-54 53-81 80-4 3-4 4-4 14 46 0 93 0 139 0 4-21 7-42 11-62z">
              <text:p/>
            </draw:path>
          </draw:g>
        </draw:g>
        <draw:g>
          <svg:title>TexMaths</svg:title>
          <svg:desc>14§display§S_3§svg§600§TRUE§</svg:desc>
          <draw:g>
            <draw:path draw:style-name="gr4" draw:text-style-name="P3" draw:layer="layout" svg:width="0.286cm" svg:height="0.35cm" svg:x="7.563cm" svg:y="4.071cm" svg:viewBox="0 0 287 351" svg:d="M287 6c0-2-2-6-6-6-3 0-3 1-8 7-8 9-16 18-24 27-12-22-37-34-69-34-60 0-119 57-119 114 0 39 26 61 51 69 17 5 34 9 51 14 17 4 45 11 45 51 0 43-40 88-87 88-31 0-85-11-85-70 0-11 3-23 3-26 1-2 0-2 1-3 0-5-3-5-6-5-2 0-4-1-5 1-2 2-29 112-29 114 0 3 3 4 6 4 2 0 2 0 9-6 8-10 16-19 24-28 20 28 53 34 81 34 65 0 122-64 122-124 0-33-16-49-23-56-11-11-19-14-62-25-11-3-27-7-32-8-13-4-30-18-30-44 0-39 39-80 85-80 40 0 69 20 69 74 0 17-1 25-1 28 2 1 0 4 6 4 4 0 5-1 6-10 9-35 18-70 27-104z">
              <text:p/>
            </draw:path>
            <draw:path draw:style-name="gr4" draw:text-style-name="P3" draw:layer="layout" svg:width="0.155cm" svg:height="0.231cm" svg:x="7.852cm" svg:y="4.26cm" svg:viewBox="0 0 156 232" svg:d="M74 112c27 0 46 18 46 53 0 43-25 55-44 55-14 0-44-4-58-23 16-1 19-12 19-19 0-11-8-18-18-18-9 0-19 5-19 19 0 32 36 53 76 53 47 0 80-32 80-67 0-26-22-52-60-59 36-14 49-38 49-59 0-28-31-47-68-47s-66 18-66 45c0 12 7 18 17 18 11 0 17-8 17-18 0-9-6-16-17-16 12-15 35-19 48-19 15 0 36 7 36 37 0 14-5 29-13 40-11 12-20 14-38 15-9 0-9 0-10 0s-4 1-4 5c0 5 3 5 9 5s12 0 18 0z">
              <text:p/>
            </draw:path>
          </draw:g>
        </draw:g>
        <draw:g>
          <svg:title>TexMaths</svg:title>
          <svg:desc>14§display§S_T§svg§600§TRUE§</svg:desc>
          <draw:g>
            <draw:path draw:style-name="gr4" draw:text-style-name="P3" draw:layer="layout" svg:width="0.286cm" svg:height="0.35cm" svg:x="7.312cm" svg:y="2.067cm" svg:viewBox="0 0 287 351" svg:d="M287 6c0-2-2-6-6-6-1 0-3 1-8 7-8 9-16 18-24 27-12-22-37-34-69-34-60 0-118 55-118 114 0 39 25 61 50 69 17 4 34 9 51 13 17 5 45 12 45 52 0 43-40 88-87 88-31 0-85-11-85-70 0-11 3-23 3-26 1-2 0-2 1-3 0-5-3-5-6-5-2 0-4-1-5 1-2 2-29 112-29 113 0 4 3 5 6 5 2 0 2 0 9-6 8-10 16-19 24-28 20 28 53 34 81 34 66 0 122-64 122-124 0-33-16-49-23-56-11-11-19-14-62-25-10-3-27-7-32-8-13-4-30-18-30-44 0-39 39-80 85-80 40 0 69 20 69 74 0 17-1 25-1 28 2 1 0 4 6 4 5 0 5-1 6-10 9-35 18-70 27-104z">
              <text:p/>
            </draw:path>
            <draw:path draw:style-name="gr4" draw:text-style-name="P3" draw:layer="layout" svg:width="0.251cm" svg:height="0.228cm" svg:x="7.599cm" svg:y="2.251cm" svg:viewBox="0 0 252 229" svg:d="M149 23c3-9 3-9 11-11 1 0 14 0 20 0 21 0 29 0 38 3 15 4 16 14 16 26 0 6 0 10-3 28 0 1 0 3-1 4 0 3 3 4 7 4s5-3 5-8c4-22 7-43 10-65 0-4-4-4-11-4-69 0-138 0-207 0-9 0-9 0-12 7-7 20-14 40-21 61 0 1-1 4-1 5s0 4 6 4c4 0 4-1 6-7 20-55 31-58 83-58 5 0 9 0 14 0 9 0 9 0 9 3 0 2 0 3-1 7-15 59-29 119-44 178-3 14-4 16-40 16-11 0-15 0-15 7 0 2 1 6 5 6 10 0 22-2 31-2s19 0 29 0c9 0 20 0 30 0 8 0 19 2 28 2 2 0 8 0 8-9 0-4-3-4-14-4-7 0-14 0-19-1-13 0-13-1-13-6 0-2 0-2 2-8 14-59 29-118 44-178z">
              <text:p/>
            </draw:path>
          </draw:g>
        </draw:g>
        <draw:custom-shape draw:style-name="gr11" draw:text-style-name="P4" draw:layer="layout" svg:width="5.259cm" svg:height="1.747cm" draw:transform="rotate (0.0617846555205993) translate (2.611cm 15.13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2" draw:layer="layout" svg:x1="5.559cm" svg:y1="15.596cm" svg:x2="6.812cm" svg:y2="16.598cm">
          <text:p/>
        </draw:line>
        <draw:g>
          <svg:title>TexMaths</svg:title>
          <svg:desc>16§display§\color{red}{R_{foot}}§svg§600§TRUE§</svg:desc>
          <draw:g>
            <draw:path draw:style-name="gr8" draw:text-style-name="P5" draw:layer="layout" svg:width="0.393cm" svg:height="0.388cm" svg:x="6.322cm" svg:y="15.596cm" svg:viewBox="0 0 394 389" svg:d="M184 38c4-13 5-19 16-21 5 0 22 0 33 0 40 0 101 0 101 55 0 19-9 57-30 78-14 15-44 33-94 33-21 0-41 0-62 0 12-49 24-97 36-145zM263 189c57-11 123-50 123-106 0-47-50-83-123-83-52 0-105 0-157 0-11 0-16 0-16 11 0 6 5 6 16 6 6 1 11 0 20 2 10 0 14 1 14 8 0 3 0 5-1 11-25 99-50 197-74 296-5 22-7 25-51 25-9 0-14 0-14 11 0 6 6 6 8 6 14 0 53-1 69-1s55 1 70 1c4 0 11 0 11-11 0-6-5-6-15-6-20 0-36 0-36-9 0-3 0-7 2-10 12-49 24-97 36-146 22 0 44 0 66 0 51 0 60 31 60 50 0 10-5 25-8 38-3 16-9 36-9 47 0 60 68 60 74 60 47 0 66-55 66-63 0-6-4-4-6-6-5 0-6 3-6 6-15 41-38 50-51 50-19 0-22-11-22-33 0-17 3-45 5-63 1-8 1-19 1-25 0-42-36-60-52-66z">
              <text:p/>
            </draw:path>
            <draw:path draw:style-name="gr8" draw:text-style-name="P5" draw:layer="layout" svg:width="0.204cm" svg:height="0.35cm" svg:x="6.748cm" svg:y="15.783cm" svg:viewBox="0 0 205 351" svg:d="M129 120c13 0 26 0 38 0 8 0 13 0 13-8 0-6-5-6-13-6-11 0-23 0-35 0 8-49 11-67 15-78 1-9 11-17 20-17 6 2 11 0 17 5-15 4-17 19-17 22 0 8 8 14 16 14 11 0 22-9 22-24 0-19-19-28-38-28-17 0-36 9-47 30-8 14-11 31-19 76-10 0-20 0-30 0-8 0-13 0-13 9 0 5 5 5 11 5 10 0 19 0 29 0 0 1-24 141-33 182-2 8-10 38-27 38-2 0-11 0-18-5 16-4 18-18 18-20 0-9-8-16-16-16-11 0-22 10-22 24 0 17 17 28 38 28 23 0 41-25 46-34 14-26 23-73 23-78 8-39 15-79 22-119z">
              <text:p/>
            </draw:path>
            <draw:path draw:style-name="gr8" draw:text-style-name="P5" draw:layer="layout" svg:width="0.182cm" svg:height="0.172cm" svg:x="7.002cm" svg:y="15.886cm" svg:viewBox="0 0 183 173" svg:d="M183 68c0-44-33-68-71-68-57 0-112 54-112 106 0 39 28 67 71 67 55 0 112-50 112-105zM71 162c-19 0-38-11-38-42 0-16 8-54 22-76 18-24 40-33 57-33 20 0 39 14 39 43 0 9-4 47-22 74-15 23-38 34-58 34z">
              <text:p/>
            </draw:path>
            <draw:path draw:style-name="gr8" draw:text-style-name="P5" draw:layer="layout" svg:width="0.18cm" svg:height="0.172cm" svg:x="7.221cm" svg:y="15.886cm" svg:viewBox="0 0 181 173" svg:d="M181 68c0-44-31-68-69-68-58 0-112 54-112 106 0 39 28 67 71 67 55 0 110-50 110-105zM71 162c-19 0-39-11-39-42 0-16 7-54 23-76 16-24 40-33 57-33 20 0 38 14 38 43 0 9-5 47-22 74-14 23-38 34-57 34z">
              <text:p/>
            </draw:path>
            <draw:path draw:style-name="gr8" draw:text-style-name="P5" draw:layer="layout" svg:width="0.13cm" svg:height="0.243cm" svg:x="7.432cm" svg:y="15.815cm" svg:viewBox="0 0 131 244" svg:d="M79 88c13 0 26 0 39 0 8 0 13 0 13-8 0-6-5-6-13-6-12 0-24 0-36 0 5-19 9-38 14-57 0-1 2-4 2-6 0-6-7-11-13-11-11 0-16 6-19 16-3 9 2-8-14 58-13 0-26 0-39 0-8 0-13 0-13 9 0 5 5 5 11 5 12 0 24 0 36 0-7 31-14 61-22 92-3 9-6 23-6 28 0 22 20 36 42 36 43 0 67-53 67-58s-5-5-7-5c-4 0-4 0-7 6-12 26-30 46-53 46-7 0-12-5-12-19 0-3 1-11 1-16 10-36 19-73 29-110z">
              <text:p/>
            </draw:path>
          </draw:g>
        </draw:g>
        <draw:custom-shape draw:style-name="gr12" draw:text-style-name="P4" draw:layer="layout" svg:width="3.044cm" svg:height="0.967cm" draw:transform="skewX (0.0815068760681352) rotate (0.00157079632679489) translate (3.824cm 1.35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2" draw:layer="layout" svg:x1="5.308cm" svg:y1="1.816cm" svg:x2="4.055cm" svg:y2="2.12cm">
          <text:p/>
        </draw:line>
        <draw:g>
          <svg:title>TexMaths</svg:title>
          <svg:desc>16§display§\color{red}{R_{head}}§svg§600§TRUE§</svg:desc>
          <draw:g>
            <draw:path draw:style-name="gr8" draw:text-style-name="P5" draw:layer="layout" svg:width="0.395cm" svg:height="0.388cm" svg:x="5.48cm" svg:y="1.528cm" svg:viewBox="0 0 396 389" svg:d="M186 38c3-13 5-19 16-21 5 0 22 0 33 0 39 0 101 0 101 55 0 18-10 57-30 77-16 15-44 34-95 34-20 0-41 0-61 0 12-49 24-97 36-145zM265 189c57-13 123-51 123-106 0-48-51-83-123-83-53 0-105 0-158 0-11 0-16 0-16 11 0 6 5 6 15 6 1 0 12 0 22 2 9 0 14 1 14 8 0 3 0 4-2 11-24 98-49 197-74 296-6 20-6 25-50 25-10 0-16 0-16 11 0 6 5 4 8 6 16 0 56-2 71-2s53 2 69 2c5 0 11 0 11-11 0-6-4-6-16-6-20 0-34 0-34-10 0-3 0-6 1-9 12-49 25-98 37-146 22 0 44 0 66 0 50 0 60 31 60 50 0 8-5 25-8 38-5 15-10 36-10 47 0 60 67 60 75 60 47 0 66-57 66-63 0-8-4-6-7-8-4 0-6 5-7 8-13 41-38 50-51 50-17 0-22-13-22-33 0-17 3-46 6-63 2-8 2-19 2-27 0-42-36-58-52-64z">
              <text:p/>
            </draw:path>
            <draw:path draw:style-name="gr8" draw:text-style-name="P5" draw:layer="layout" svg:width="0.21cm" svg:height="0.27cm" svg:x="5.907cm" svg:y="1.72cm" svg:viewBox="0 0 211 271" svg:d="M93 11c0-2 1-4 2-6 0-2-2-5-7-5-8 0-41 2-50 3-3 0-8 0-8 10 0 4 5 4 9 4 19 0 19 3 19 7 0 1-1 4-1 7-19 73-37 146-55 219-2 6-1 5-2 8 0 6 5 13 13 13 4 0 12-2 17-10 0-3 3-17 6-25 3-12 6-23 8-35 2-4 6-20 6-25 5-16 5-16 13-28 13-19 32-41 62-41 22 0 23 19 23 28 0 22-17 65-23 82-5 11-7 14-7 21 0 20 18 33 38 33 38 0 55-54 55-59 0-6-4-6-6-6-5 0-6 3-8 6-8 32-25 48-41 48-8 0-9-5-9-13 0-9 1-14 9-31 5-13 21-54 21-76 0-5 0-22-15-33-6-5-17-9-36-9-28 0-49 14-63 31 10-39 20-79 30-118z">
              <text:p/>
            </draw:path>
            <draw:path draw:style-name="gr8" draw:text-style-name="P5" draw:layer="layout" svg:width="0.165cm" svg:height="0.172cm" svg:x="6.164cm" svg:y="1.818cm" svg:viewBox="0 0 166 173" svg:d="M60 82c11 0 41-2 63-8 28-11 33-30 33-41 0-20-20-33-47-33-48 0-109 35-109 101 0 39 24 72 69 72 65 0 97-38 97-44 0-2-4-6-7-6s-3 1-6 4c-32 35-76 35-84 35-22 0-37-16-37-47 0-5 0-13 4-33 8 0 16 0 24 0zM39 71c16-57 59-62 70-62 17 0 31 10 31 24 0 38-66 38-82 38-6 0-12 0-19 0z">
              <text:p/>
            </draw:path>
            <draw:path draw:style-name="gr8" draw:text-style-name="P5" draw:layer="layout" svg:width="0.198cm" svg:height="0.172cm" svg:x="6.37cm" svg:y="1.818cm" svg:viewBox="0 0 199 173" svg:d="M140 22c-8-13-20-22-39-22-51 0-101 53-101 109 0 37 25 64 58 64 22 0 41-13 56-27 7 24 29 27 41 27 14 0 23-8 29-20 8-16 10-26 15-38 0-6-5-4-7-6-6 0-6 1-9 12-5 19-11 41-28 41-10 0-13-8-13-19 0-6 3-20 6-30 3-11 7-26 8-34 3-10 5-20 8-30s8-29 8-30c0-8-8-13-14-13-7 0-15 5-18 16zM115 121c-1 11-11 19-19 25-3 3-19 16-36 16-14 0-28-9-28-38 0-20 11-63 20-77 17-31 38-38 49-38 27 0 35 30 35 35 0 2-2 3-2 5-6 24-13 48-19 72z">
              <text:p/>
            </draw:path>
            <draw:path draw:style-name="gr8" draw:text-style-name="P5" draw:layer="layout" svg:width="0.198cm" svg:height="0.27cm" svg:x="6.612cm" svg:y="1.72cm" svg:viewBox="0 0 199 271" svg:d="M197 11c0-2 1-4 2-6 0-2-2-5-7-5-8 0-39 2-49 3-3 0-9 0-9 10 0 4 6 4 11 4 17 0 17 3 17 7 0 1 0 4-1 7-8 30-15 59-22 89-8-13-21-22-40-22-49 0-99 53-99 108 0 38 25 65 58 65 21 0 40-13 56-27 6 23 29 27 39 27 14 0 24-8 30-21 9-16 9-25 14-38 0-6-5-6-6-6-5 0-7 2-8 13-5 19-13 41-28 41-12 0-13-8-13-19 0-8 0-11 1-16 18-71 36-143 54-214zM115 219c-3 11-11 19-20 25-4 3-19 16-35 16s-28-10-28-38c0-21 11-63 18-77 19-32 38-38 49-38 27 0 35 30 35 35 0 1-2 3-2 4-5 24-11 49-17 73z">
              <text:p/>
            </draw:path>
          </draw:g>
        </draw:g>
        <draw:line draw:style-name="gr3" draw:text-style-name="P2" draw:layer="layout" svg:x1="6.811cm" svg:y1="2.818cm" svg:x2="8.77cm" svg:y2="2.818cm">
          <text:p/>
        </draw:line>
        <presentation:notes draw:style-name="dp2">
          <draw:page-thumbnail draw:style-name="gr10" draw:layer="layout" svg:width="19.798cm" svg:height="11.136cm" svg:x="0.6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.991cm" fo:margin-bottom="0.991cm" fo:margin-left="0.991cm" fo:margin-right="0.991cm" fo:page-width="11.786cm" fo:page-height="19.202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4.649cm" svg:height="7.575cm" svg:x="3.175cm" svg:y="2.485cm"/>
      <draw:page-thumbnail draw:layer="backgroundobjects" svg:width="4.649cm" svg:height="7.575cm" svg:x="3.175cm" svg:y="11.061cm"/>
      <draw:page-thumbnail draw:layer="backgroundobjects" svg:width="4.649cm" svg:height="7.575cm" svg:x="3.175cm" svg:y="19.637cm"/>
      <draw:page-thumbnail draw:layer="backgroundobjects" svg:width="4.649cm" svg:height="7.575cm" svg:x="13.175cm" svg:y="2.485cm"/>
      <draw:page-thumbnail draw:layer="backgroundobjects" svg:width="4.649cm" svg:height="7.575cm" svg:x="13.175cm" svg:y="11.061cm"/>
      <draw:page-thumbnail draw:layer="backgroundobjects" svg:width="4.649cm" svg:height="7.575cm" svg:x="13.175cm" svg:y="19.637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6T19:13:24.497563063</meta:creation-date>
    <meta:editing-duration>PT41S</meta:editing-duration>
    <meta:editing-cycles>2</meta:editing-cycles>
    <meta:generator>LibreOffice/6.4.7.2$Linux_X86_64 LibreOffice_project/40$Build-2</meta:generator>
    <dc:date>2022-05-16T20:23:02.263779159</dc:date>
    <meta:document-statistic meta:object-count="164"/>
  </office:meta>
</office:document-meta>
</file>